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GoBack"/><text:span text:style-name="T1">29 listopada 2000 r.</text:span></text:p>
      <text:p text:style-name="P1"><text:span text:style-name="T2">Minister Finansów Jarosław Bauc:</text:span></text:p>
      <text:p text:style-name="P1"><text:span text:style-name="T1">    Panie Marszałku! Wysoka Izbo! Staję przed Wysoką Izbą z zadaniem przedstawienia ustawy budżetowej na rok 2001, przygotowanej przez rząd Jerzego Buzka. Zarazem czuję się w obowiązku zaprezentować Wysokiej Izbie najważniejsze przesłanki, jakimi kierował się rząd opracowując ten dokument, a także warunki niezbędne dla wykonania budżetu.</text:span></text:p>
      <text:p text:style-name="P1"><text:span text:style-name="T1">    Budżet, który przedkładam, jest ostatnim budżetem trzeciej kadencji Sejmu. W sposób oczywisty fakt ten skłania do refleksji historycznej i przedstawienia wyzwań na przyszłość.</text:span></text:p>
      <text:p text:style-name="P1"><text:span text:style-name="T1">    Gospodarka nie zna roku kalendarzowego. Procesy w niej zachodzące mają charakter ciągły. Warto zatem zobaczyć, które z nich przy wsparciu budżetu będą kontynuowane, jakie ulegną wyhamowaniu, a które wymagają zainicjowania.</text:span></text:p>
      <text:p text:style-name="P1"><text:span text:style-name="T1">    Jaką gospodarkę i jaki stan finansów publicznych zastał rząd Jerzego Buzka? Przede wszystkim lata 1995 - 1997 odznaczały się wysokim wzrostem gospodarczym. Wzrost ten był możliwy dzięki odważnym reformom z początku lat 90., ale niestety odbywał się również dzięki krótkowzrocznej polityce ekspansji fiskalnej, realizowanej przez poprzednią koalicję, i w sporej części finansowanej drukowaniem pieniędzy. Jeszcze w 1997 r. ponad 1700 tys. zł dodrukowanych pieniędzy było wykorzystanych na wsparcie wydatków budżetowych. Teraz ta sytuacja jest już niemożliwa. Towarzyszył temu nadmierny wzrost popytu i narastanie negatywnych zjawisk w zakresie równowagi bilansu płatniczego. Na przykład w 1995 r. PKB wytworzony w kraju wzrósł o 7%, ale PKB wykorzystany wzrosł aż o 12,5%. Podobna relacja kształtowała się w kolejnych latach. W rezultacie między latami 1995, 1997 bilans w obrotach bieżących pogorszył się aż o 7,2% PKB.</text:span></text:p>
      <text:p text:style-name="P1"><text:span text:style-name="T1">    W gospodarce jest jak w sporcie. Dobre rezultaty można osiągnąć wzmacniając organizm treningiem albo stosując środki dopingowe. W drugim przypadku konieczna jest kuracja odwykowa. Rząd Jerzego Buzka taką kurację zastosował i gospodarka ponownie przygotowana jest do uzyskiwania dobrych wyników. (Poruszenie na sali)</text:span></text:p>
      <text:p text:style-name="P1"><text:span text:style-name="T1">    (Poseł Krystyna Łybacka: Nie!)</text:span></text:p>
      <text:p text:style-name="P1"><text:span text:style-name="T1">    Na wzrost gospodarczy trzeba patrzeć z dłuższej perspektywy. Celem każdego, uczciwie pojmującego swą rolę rządu winno być zapewnienie trwałych podstaw długoterminowego rozwoju kraju, nie zaś wyśrubowanie wskaźników wzrostu zagrażających w przyszłości stabilizacji makroekonomicznej, a w konsekwencji doprowadzających do recesji. Dla przykładu, różnica między Stanami Zjednoczonymi a Meksykiem jest efektem wzrostu gospodarczego wyższego średniorocznie o 1% przez 100 lat, chociaż były okresy, kiedy Meksyk rozwijał się znacznie szybciej niż Stany Zjednoczone.</text:span></text:p>
      <text:p text:style-name="P1"><text:span text:style-name="T1">    Uczciwość nakazuje powiedzieć, iż od polityki nadmiernej ekspansji fiskalnej i nieroztropnego traktowania finansów publicznych zaczął odchodzić już rząd premiera Cimoszewicza w projekcie przygotowanym przez ministra Belkę. W tym też kierunku, aby uchronić kraj przed kryzysem, jaki doświadczyły liczne kraje po 1997 r., kształtowana była polityka gospodarcza lat następnych. Przeszkodą okazał się w międzyczasie kryzys rosyjski, który właśnie wynikał z polityki, na jaką tego kraju nie było stać. Dopiero w tym roku obserwujemy pierwsze wyraźne symptomy pozytywnych zmian w postaci zmniejszenia poziomu nierównowagi w bilansie płatniczym. Po raz pierwszy od 1994 r. to, co w kraju wykorzystujemy, rośnie wolniej od rodzimej produkcji. W tym sensie budżet roku 2001, którego głównym celem jest utrwalenie trendu wzmacniania konkurencyjności gospodarki polskiej, jest swego </text:span><text:soft-page-break/><text:span text:style-name="T1">rodzaju zwieńczeniem działań rządu, najpierw koalicji Akcji Wyborczej Solidarność i Unii Wolności, a teraz samego AWS, w reformowaniu gospodarki, finansów publicznych i państwa. Budżet, który prezentuję Wysokiej Izbie, to - jak zaznaczyłem - gwarancja stabilizacji makroekonomicznej. Proponujemy obniżenie deficytu ekonomicznego finansów publicznych z poziomu 2,5% PKB w tym roku do 1,6% w przyszłym. To największy postęp w równoważeniu finansów państwa od okresu reform z początku lat 90. W efekcie rok 2001 winien być kolejnym rokiem, w którym spada wielkość państwowego długu publicznego w relacji do produktu krajowego brutto. Na koniec grudnia 2001 r. dług publiczny wyniesie w relacji do PKB 39,7% i wskaźnik ten będzie o 2,4% niższy niż w tym roku i o prawie 5% niższy niż w roku 1999. Mimo tak wyraźnego postępu trzeba pamiętać, iż w pewnym sensie nadal żyjemy na kredyt zaciągany u następnych pokoleń. To dlatego odpowiedzialna polityka w zakresie finansów publicznych musi zawierać w sobie dążenie do zmniejszania poziomu długu publicznego w relacji do PKB.</text:span></text:p>
      <text:p text:style-name="P1"><text:span text:style-name="T1">    Wysoka Izbo! Pragnąłbym zaznaczyć, iż tę niezwykle trudną z budżetowego punktu widzenia politykę obecny rząd prowadzi w dalece mniej sprzyjających warunkach niż jeszcze kilka lat temu. Wskutek między innnymi redukcji o połowę zadłużenia z epoki lat 70. w latach 1995-1997 koszty obsługi długu publicznego zmalały w sposób naturalny z 4,7% PKB do 3,4%. To wówczas Polska miała najlepszą okazję do obniżenia deficytu finansów publicznych w relacji do PKB nawet o 1,5%. Co więcej, obniżenie to mogło wówczas nastąpić właściwie bez szkody dla innych wydatków budżetowych. Dodatkowym, pozytywnym czynnikiem ułatwiającym racjonalizację wydatków sektora finansów publicznych była sprzyjająca sytuacja zewnętrzna oraz możliwość wykorzystywania płytkich rezerw wzrostu dzięki reformom z początku lat 90. Gdyby wówczas podjęto konieczne, choć zarazem kosztowne społecznie reformy, gdyby wówczas rozpoczęto restrukturyzowanie takich sektorów jak górnictwo czy hutnictwo, to dziś mógłbym przedłożyć Wysokiej Izbie inną ustawę budżetową. Niestety, przespano najlepszy moment, niezracjonalizowano wydatków publicznych, zaś środki przejedzono, rozbudzając ponad miarę popyt wewnętrzny.</text:span></text:p>
      <text:p text:style-name="P1"><text:span text:style-name="T1">    Dlatego tak ważne jest zapewnienie równowagi makroekonomicznej. Już dziś widać skutki rozważnej polityki prowadzonej przez koalicję AWS-UW, obecnie przez samą AWS. Po raz pierwszy od 1995 r. deficyt w handlu zagranicznym - nie tylko w relacji do PKB, ale i w kwocie - jest niższy niż rok temu. Rośnie eksport dóbr wysoko przetworzonych, w tym w efekcie inwestycji zagranicznych. W przemyśle odnotowujemy bezprecedensowy wzrost wydajności pracy, szacowany w tym roku na 16%. Poprawia się wynik finansowy kopalń, gdzie o połowę zmniejszyły się straty. Na skutek postępującej restrukturyzacji zyski polskich przedsiębiorstw, wynoszące po trzech kwartałach ubiegłego roku netto 248 mln zł, dziś są wyższe ponad 23-krotnie i zamykają się kwotą 6,3 mld zł. W związku z tym liczę nie tylko na wzrost poziomu inwestycji w przedsiębiorstwach, lecz również na wzrost skłonności do terminowego i pełnego regulowania zobowiązań podatkowych.</text:span></text:p>
      <text:p text:style-name="P1"><text:span text:style-name="T1">    Ten rząd, Wysoka Izbo, ma świadomość, że bez stabilnych podstaw wzrostu gospodarczego nie będziemy w stanie nie tylko dostosować się do integracji z Unią Europejską, lecz również, będąc już w Unii, nawiązać rywalizacji z silnymi gospodarkami tych krajów.</text:span></text:p>
      <text:p text:style-name="P1"><text:span text:style-name="T1">    Równocześnie należy przygotować państwo i gospodarkę na wyzwania, jakie niesie ze sobą trzecia rewolucja przemysłowa, w efekcie której gospodarkę, jaką znamy, zastąpi gospodarka oparta na wiedzy i umiejętności jej przetwarzania. </text:span><text:soft-page-break/><text:span text:style-name="T1">Gospodarka, w której największe znaczenie będzie miał kapitał ludzkiej wiedzy oraz umiejętność przystosowania się do szybko zmieniających się warunków otoczenia.</text:span></text:p>
      <text:p text:style-name="P1"><text:span text:style-name="T1">    Jednym z pierwszych przejawów tych zmian są dostosowania na rynku pracy. Następują one właściwie w większości krajów OECD. Wzrasta znaczenie elastycznych form zatrudnienia, opartych często na krótkoterminowych kontraktach nieobciążających pracodawcy nadmiernymi kosztami. W krajach OECD udział zatrudnionych na tych zasadach przekroczył już 40% aktywnych zawodowo i z pewnością będzie wzrastał w najbliższych latach.</text:span></text:p>
      <text:p text:style-name="P1"><text:span text:style-name="T1">    Panie Marszałku! Wysoka Izbo! Obserwując trendy rozwojowe gospodarek państw wysoko rozwiniętych, musimy dojść do wniosku, iż w najbliższym czasie Polska, aby być konkurencyjna w międzynarodowym wyścigu gospodarczym, wyścigu o inwestycje, o miejsca pracy, o wzrost zamożności obywateli, musi przeprowadzić głęboką reformę rynku pracy. Musi nadać mu bardziej elastyczny charakter, zdjąć z przedsiębiorców część niepotrzebnych kosztów związanych z tworzeniem i utrzymywaniem nowych miejsc pracy. Sprzyjać temu powinna dalsza reforma podatków dochodowych, rozpoczęta jeszcze przez premiera Leszka Balcerowicza. Ma to szczególne znaczenie zwłaszcza w Polsce, jednym z najmłodszych krajów Europy, gdzie corocznie kilkaset tysięcy młodych ludzi trafia na rynek pracy. I dlatego musi być bardzo wyraźne wsparcie w budżecie terenów wiejskich, na których muszą powstać miejsca pracy w małych i średnich przedsiębiorstwach. Budżet realizuje przyjęty przez rząd program wspierania drobnej przedsiębiorczości, będzie 2,5-krotny wzrost wydatków oraz działań proeksportowych. Oprócz tego został przygotowany pakiet rozwiązań systemowych.</text:span></text:p>
      <text:p text:style-name="P1"><text:span text:style-name="T1">    Wysoka Izbo! Apeluję z tego miejsca, aby największe wyzwanie stojące przed Polską, jakim jest przeciwdziałanie bezrobociu, nie padło ofiarą polityki, lecz by stało się wspólnym interesem wszystkich ugrupowań. Postęp jest bowiem możliwy tylko pod warunkiem zgodnych głosowań na tej sali nad rozwiązaniami, które pod ochronę wezmą nie tyle istniejące miejsca pracy, ile te, które będą mogły dopiero powstać.</text:span></text:p>
      <text:p text:style-name="P1"><text:span text:style-name="T1">    Panie Marszałku! Wysoka Izbo! Część opozycji, zanim jeszcze przedstawiliśmy projekt ustawy budżetowej, była zdania, iż będzie to budżet wirtualny. Pozwólcie państwo, iż przytoczę kilka cytatów. ˝Dochody budżetu zawyżone, deficyt nie do sfinansowania˝; ˝770 mln na edukację ma pochodzić ze ściągniętych przez rząd zaległych podatków˝; minister finansów w ciągu dnia znajduje 2 mld zł˝.</text:span></text:p>
      <text:p text:style-name="P1"><text:span text:style-name="T1">    Proszę państwa, cytaty te pochodzą z debat budżetowych z lat 1995-1997. Mógłbym podać jeszcze wiele innych. Od 10 lat każdemu projektowi budżetu towarzyszą propozycje ustaw okołobudżetowych. Od 10 lat każdy projekt budżetu zawiera w sobie ryzyka związane z nieprzewidywalnymi zdarzeniami, na które nasza, wciąż jeszcze dość słaba, gospodarka jest mało odporna. To nie jest usprawiedliwienie, po prostu musimy nadążać za wymogami, jakie stawia nam szybko zmieniająca się gospodarka. Mówienie w takiej sytuacji o wirtualności budżetu, to jedynie chwyt propagandowy i wirtualna krytyka.</text:span></text:p>
      <text:p text:style-name="P1"><text:span text:style-name="T1">    Panie Marszałku! Wysoka Izbo! Oceniając budżet, należy mieć świadomość warunków jego tworzenia. Ten przyszłoroczny będzie kolejnym budżetem, w którym wzrasta udział wydatków sztywnych, maleje zaś poziom wydatków elastycznych. Jeszcze w 1999 r. wydatki sztywne, na które składają się obligatoryjne zobowiązania i efekty ustaw, stanowiły 57,7% ogółu wydatków, w przyszłym osiągną 63,2%. Jest to bezpośredni skutek systematycznego obniżania fiskalizmu i decentralizacji państwa. Jeszcze w 1997 r. przez sektor publiczny przechodziło 42,3% naszych dochodów, w przyszłym roku to będzie już tylko 39,5%. Rok 2001 jest w dodatku nietypowy ze </text:span><text:soft-page-break/><text:span text:style-name="T1">względu na konieczność wypłat emerytur i rent zwaloryzowanych na skutek wyższej inflacji w roku 2000 i obsłużenia wyższych kosztów długu. Razem to ponad 9 mld zł.</text:span></text:p>
      <text:p text:style-name="P1"><text:span text:style-name="T1">    Jednak stoimy przed koniecznością systematycznego równoważenia finansów publicznych. Aby zatem w takich warunkach móc realizować priorytety rozwoju gospodarki i unowocześniania państwa, należy równocześnie reformować strukturę wydatków budżetowych. Pozwala to na przeniesienie środków na finansowanie tych dziedzin, które przynoszą większą korzyść społeczeństwu.</text:span></text:p>
      <text:p text:style-name="P1"><text:span text:style-name="T1">    Wraz z budżetem przedkładamy Wysokiej Izbie projekty nowelizacji ustaw, które - mam nadzieję - rozpoczną proces zmian w tym zakresie. Liczę, iż polityka racjonalizacji wydatków kontynuowana będzie w budżetach lat następnych. Nie ma innej możliwości. W latach następnych potrzebować będziemy większych środków na uruchomienie funduszy pomocowych z Unii Europejskiej. Trzeba także pamiętać, że w ciągu następnych kilku lat będziemy musieli spłacić 18 mld dolarów samego kapitału długu zagranicznego pochodzącego jeszcze z lat 70.</text:span></text:p>
      <text:p text:style-name="P1"><text:span text:style-name="T1">    Propozycje nowelizacji ustaw zawarte w pakiecie okołobudżetowym nie mają zatem charakteru doraźnego, są ponadpartyjne, stabilizują i trwale porządkują niektóre obszary finansów publicznych. Zdecydowaliśmy się zestawić je łącznie, aby móc pokazać skumulowany efekt finansowy proponowanych zmian.</text:span></text:p>
      <text:p text:style-name="P1"><text:span text:style-name="T1">    Ważnym elementem determinującym poziom wydatków w przyszłym roku jest wpłata 5 mld zysku Narodowego Banku Polskiego. Wyższy zysk Narodowego Banku Polskiego należy odczytywać jako premię za dobry kształt polityki pieniężnej i jej koordynacji z polityką fiskalną. Udało się mianowicie doprowadzić do zmniejszenia strukturalnej nadpłynności w sektorze bankowym. Płynny kurs walutowy nie tylko jest zaporą dla inwestycji spekulacyjnych, ale oznacza pełną kontrolę Narodowego Banku Polskiego nad podażą pieniądza, a związane z tym oszczędności w konsekwencji zasilają budżet.</text:span></text:p>
      <text:p text:style-name="P1"><text:span text:style-name="T1">    Przypomnę, iż w celu eliminacji kosztownego długu NBP wobec banków komercyjnych skonwertowaliśmy dług skarbu państwa wobec Narodowego Banku Polskiego na kwotę ponad 15 mld zł.</text:span></text:p>
      <text:p text:style-name="P1"><text:span text:style-name="T1">    W tym miejscu nie mogę się nie odnieść do prób zmian ładu instytucjonalnego, odbierającego NBP część niezależności. Trzeba być świadomym, iż w ten sposób eliminujemy z następnych budżetów wielomiliardowe kwoty pochodzące z zysku NBP.</text:span></text:p>
      <text:p text:style-name="P1"><text:span text:style-name="T1">    Panie Marszałku! Wysoka Izbo! Rząd przygotowując projekt budżetu przyjął, co oczywiste, pewne priorytety w polityce wydatków. Wynikają one z naszej oceny sytuacji gospodarczej Polski, warunków, jakie musimy spełnić, aby poprawić pozycję konkurencyjną naszego kraju w szybko ewoluującej gospodarce światowej oraz niezbędnych inwestycji, głównie w dziedzinie infrastruktury.</text:span></text:p>
      <text:p text:style-name="P1"><text:span text:style-name="T1">    W budżecie na rok 2001 preferencyjnie traktujemy wieś i rolnictwo, infrastrukturę drogową i transport, bezpieczeństwo publiczne, zarówno wewnętrzne, jak i zewnętrzne, oraz naukę. Przeznaczamy znaczne środki niezbędne dla stabilizacji reform społecznych, przede wszystkim: emerytalnej i służby zdrowia. W przyszłym roku Fundusz Ubezpieczeń Społecznych otrzyma prawie 11 mld dotacji niezbędnych na pokrycie deficytu wywołanego przekazywaniem składek do otwartych funduszy emerytalnych. Dodatkowo przekażemy 3,5 mld zł zaległych składek z lat 1999 - 2000. Chcielibyśmy, aby na koniec przyszłego roku nie było żadnych zaległości Funduszu Ubezpieczeń Społecznych wobec funduszy emerytalnych.</text:span></text:p>
      <text:p text:style-name="P1"><text:span text:style-name="T1">    W teorii ekonomii nie jest już właściwie kwestionowany pogląd o negatywnym wpływie poziomu konsumpcji sektora rządowego na perspektywy wzrostu </text:span><text:soft-page-break/><text:span text:style-name="T1">gospodarczego. Uznaje się jednym słowem, że im więcej rząd konsumuje, tym w większym stopniu osłabia tempo wzrostu. Tej reguły nie stosuje się jednak do wydatków na edukację, naukę, nakładów na infrastrukturę i bezpieczeństwo publiczne. Są to raczej swego rodzaju inwestycje, w pierwszym przypadku w kapitał ludzki, tak istotny w epoce tzw. nowej gospodarki, w drugim - w kapitał publiczny, kapitał, który ułatwia obrót gospodarczy i w efekcie poprawia pozycję konkurencyjną kraju w zakresie pozyskiwania np. inwestycji zagranicznych. Dlatego też w przyszłym 2001 r. dysponenci środków publicznych wydadzą na wieś i rolnictwo ponad 21 mld zł. W pozycji tej znajdują się zarówno środki przeznaczone na dopłaty do Kasy Rolniczego Ubezpieczenia Społecznego, jak i pozostające w dyspozycji ministerstwa rolnictwa i podległych mu agencji. Rachunek ten byłby niepełny, gdybyśmy nie uwzględnili środków przedakcesyjnych z Unii Europejskiej w ramach programu SAPARD oraz kredytów z Banku Światowego. W przyszłorocznym budżecie na rzecz wsi i rolnictwa przeznaczamy 11,7% wszystkich wydatków. Rząd zdecydował się na przyjęcie tego priorytetu, przede wszystkim w poczuciu, iż polskiej wsi po prostu należy się pomoc w pokonywaniu dystansu cywilizacyjnego. Wychodzimy również z założenia, iż odpowiedzialne działanie na rzecz przyspieszenia integracji z Unią musi w praktyce oznaczać przyspieszenie modernizacji polskiej wsi - modernizacji nie tylko gospodarstw rolnych, lecz również infrastruktury, począwszy od dróg, telefonów, kanalizacji i oczyszczalni ścieków, a skończywszy na szkołach i ośrodkach zdrowia. To dlatego tak znacząco, bo aż o 56%, wzrosną środki przeznaczone na działania statutowe Agencji Restrukturyzacji i Modernizacji Rolnictwa. Po raz pierwszy rząd przeznacza środki także na ubezpieczenie upraw od klęsk żywiołowych.</text:span></text:p>
      <text:p text:style-name="P1"><text:span text:style-name="T1">    Nakłady na bezpieczeństwo publiczne, patrząc na tę pozycję globalnie, mają wzrosnąć w przyszłym roku realnie o blisko 4%. Można powiedzieć tylko 4%. Podzielam pogląd, iż obecnie musimy odrabiać wieloletnie zaniedbania w tej dziedzinie. Aby wykorzystywać przeznaczone z budżetu środki w sposób najbardziej efektywny, zdecydowaliśmy się zwiększyć nakłady przede wszystkim na służby liniowe: jednostki terenowe Policji otrzymają o 37,4% środków więcej, a Komenda Główna Policji o 14,5% więcej.</text:span></text:p>
      <text:p text:style-name="P1"><text:span text:style-name="T1">    Ważnym priorytetem jest także dostosowanie polskiej armii do wymogów NATO. Obrona narodowa otrzyma ponad 6% realnego wzrostu, co oznacza wzrost udziałów w PKB.</text:span></text:p>
      <text:p text:style-name="P1"><text:span text:style-name="T1">    Nauka, inwestowanie w kapitał ludzki dające w rezultacie poprawę konkurencyjności Polski na arenie międzynarodowej, również należy do priorytetów przedkładanego budżetu. Zdecydowaliśmy, że przede wszystkim znacznie wzrosną nakłady na projekty badawcze zarówno w dziedzinie nauk przyrodniczych, jak i technicznych i humanistycznych. We wszystkich tych grupach nakłady wzrosną o 28%.</text:span></text:p>
      <text:p text:style-name="P1"><text:span text:style-name="T1">    W zakresie infrastruktury drogowej również odrabiamy zaległości z dawnych czasów, kiedy w budżetach proponowano konsumpcję kosztem inwestycji. Rok 2001 będzie kolejnym rokiem, w którym wzrastają nakłady na drogi - o ponad 20%. Rząd liczy również, iż w związku z realnym wzrostem subwencji i dotacji dla organów samorządu terytorialnego, również gminy i powiaty będą mogły przeznaczyć więcej środków na pozostające w ich gestii drogi.</text:span></text:p>
      <text:p text:style-name="P1"><text:span text:style-name="T1">    Panie Marszałku! Wysoka Izbo! Budżet budzi ogromne emocje. Mało tego, budził je już zanim powstał i zanim ktokolwiek mógł go ocenić. Powód był tylko jeden - odrzucenie budżetu przez Wysoką Izbę może skutkować rozwiązaniem parlamentu i przedterminowymi wyborami. Wydaje się, że dla niektórych polityków jest to sedno sprawy. Tylko jako doraźną zagrywkę polityczną można traktować propozycję </text:span><text:soft-page-break/><text:span text:style-name="T1">jednego z polityków, by odrzucić projekt budżetu już w pierwszym czytaniu i nie kierować go nawet do prac w komisji. Mówią niektórzy, że świętym prawem opozycji jest krytykować i odrzucać wszystko, co przedłoży rząd, niezależnie od tego, czy proponowane rozwiązania są dobre czy złe. To nieprawda, bzdura. Świętym prawem opozycji jest surowo recenzować rząd i, podejmując decyzje na tak lub nie, kierować się troską o nasz kraj, poczuciem odpowiedzialności za Rzeczpospolitą i jej obywateli.</text:span></text:p>
      <text:p text:style-name="P1"><text:span text:style-name="T1">    Zwracam się do was, panie posłanki i panowie posłowie, o merytoryczną dyskusję nad budżetem. Nie budujemy państwa dla AWS, Unii Wolności, SLD czy PSL...</text:span></text:p>
      <text:p text:style-name="P1"><text:span text:style-name="T1">    (Głos z sali: Nie?)</text:span></text:p>
      <text:p text:style-name="P1"><text:span text:style-name="T1">    ...budujemy państwo dla naszych obywateli, dlatego rząd Jerzego Buzka przedkłada projekt budżetu, który ma zapewnić rozwój kraju i stabilizację gospodarki na kilka najbliższych lat, niezależnie od tego, jakie ugrupowanie będzie sprawowało władzę w Polsce. Taka filozofia przyświecała rządowi, gdy przedkładał projekt budżetu i towarzyszące mu ustawy okołobudżetowe. Pozytywne skutki proponowanych rozwiązań będą odczuwalne w większym stopniu za 2-3 lata niż w roku przyszłym. Nie kierujemy się więc doraźnymi korzyściami politycznymi. Mam nadzieję, że przystępując do prac nad budżetem panie posłanki i panowie posłowie będziecie kierować się właśnie tą filozofią.</text:span></text:p>
      <text:p text:style-name="P1"><text:span text:style-name="T1">    (Poseł Danuta Waniek: Zawsze, zawsze!)</text:span></text:p>
      <text:p text:style-name="P1"><text:span text:style-name="T1">    Dziękuję bardzo. (Oklaski)</text:span></text:p>
      <text:p text:style-name="Standard"><text:bookmark-end text:name="_Go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3:57:00</meta:creation-date>
    <dc:date>2013-01-09T13:57:00</dc:date>
    <meta:editing-duration>P0D</meta:editing-duration>
    <meta:generator>LibreOffice/3.6$Windows_x86 LibreOffice_project/2ef5aff-a6fb0ff-166bdff-cf087ad-0f1389</meta:generator>
    <meta:document-statistic meta:table-count="0" meta:image-count="0" meta:object-count="0" meta:page-count="6" meta:paragraph-count="39" meta:word-count="2660" meta:character-count="19579" meta:non-whitespace-character-count="1681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